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e8f2a1"/>
      <style:text-properties style:use-window-font-color="true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</table:table-row>
        <table:table-row table:style-name="ro1">
          <table:table-cell table:number-columns-repeated="2"/>
          <table:table-cell table:style-name="ce3"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3" table:formula="of:=SUMPRODUCT([.C8:.Q8];[.C5:.Q5])" office:value-type="float" office:value="0" calcext:value-type="float" table:number-columns-spanned="15" table:number-rows-spanned="1">
            <text:p>0</text:p>
          </table:table-cell>
          <table:covered-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style-name="ce5" table:formula="of:=SUMPRODUCT([.C44:.Q44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style-name="ce5" table:formula="of:=SUMPRODUCT([.C45:.Q45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style-name="ce5" table:formula="of:=SUMPRODUCT([.C46:.Q46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table:formula="of:=SUMPRODUCT([.C47:.Q47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table:formula="of:=SUMPRODUCT([.C48:.Q48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style-name="ce5" table:formula="of:=SUMPRODUCT([.C49:.Q49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style-name="ce5" table:formula="of:=SUMPRODUCT([.C50:.Q50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style-name="ce5" table:formula="of:=SUMPRODUCT([.C51:.Q51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table:formula="of:=SUMPRODUCT([.C52:.Q52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table:formula="of:=SUMPRODUCT([.C53:.Q53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style-name="ce5" table:formula="of:=SUMPRODUCT([.C54:.Q54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style-name="ce5" table:formula="of:=SUMPRODUCT([.C55:.Q55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style-name="ce5" table:formula="of:=SUMPRODUCT([.C56:.Q56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style-name="ce5" table:formula="of:=SUMPRODUCT([.C57:.Q57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2 D2</text:p>
          </table:table-cell>
          <table:table-cell table:style-name="ce5" table:formula="of:=SUMPRODUCT([.C58:.Q58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style-name="ce5" table:formula="of:=SUMPRODUCT([.C59:.Q59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style-name="ce5" table:formula="of:=SUMPRODUCT([.C60:.Q60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2 D5</text:p>
          </table:table-cell>
          <table:table-cell table:style-name="ce5" table:formula="of:=SUMPRODUCT([.C61:.Q61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style-name="ce5" table:formula="of:=SUMPRODUCT([.C62:.Q62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3 D2</text:p>
          </table:table-cell>
          <table:table-cell table:style-name="ce5" table:formula="of:=SUMPRODUCT([.C63:.Q63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style-name="ce5" table:formula="of:=SUMPRODUCT([.C64:.Q64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style-name="ce5" table:formula="of:=SUMPRODUCT([.C65:.Q65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empo máximo L3 D5</text:p>
          </table:table-cell>
          <table:table-cell table:style-name="ce5" table:formula="of:=SUMPRODUCT([.C66:.Q66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style-name="ce5" table:formula="of:=SUMPRODUCT([.C67:.Q67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style-name="ce5" table:formula="of:=SUMPRODUCT([.C68:.Q68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style-name="ce5" table:formula="of:=SUMPRODUCT([.C69:.Q69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style-name="ce5" table:formula="of:=SUMPRODUCT([.C70:.Q70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style-name="ce5" table:formula="of:=SUMPRODUCT([.C71:.Q71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style-name="ce5" table:formula="of:=SUMPRODUCT([.C72:.Q72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o Negatividad</text:p>
          </table:table-cell>
          <table:table-cell table:style-name="ce1" office:value-type="string" calcext:value-type="string">
            <text:p>l11,l12,l13,l14,l15,l21,l22,l23,l24,l25,l31,l32,l33,l34,l35,l41,l42,l43,l44,l45,l51,l52,l53,l54,l55</text:p>
          </table:table-cell>
          <table:table-cell table:style-name="ce1" office:value-type="string" calcext:value-type="string">
            <text:p>&gt;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atriz de Coeficientes</text:p>
          </table:table-cell>
          <table:table-cell table:style-name="ce1"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2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1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9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2 D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8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7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2 D5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3 D2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Tiempo máximo L3 D5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1.5" calcext:value-type="float">
            <text:p>1.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number-columns-repeated="5" table:style-name="ce5" office:value-type="float" office:value="1.5" calcext:value-type="float">
            <text:p>1.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number-columns-repeated="5" table:style-name="ce5" office:value-type="float" office:value="1.5" calcext:value-type="float">
            <text:p>1.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.5" calcext:value-type="float">
            <text:p>1.5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1" table:number-rows-repeated="1048503">
          <table:table-cell table:number-columns-repeated="17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09-22T20:04:20.362043853</dc:date>
    <meta:editing-duration>PT2H7M14S</meta:editing-duration>
    <meta:editing-cycles>6</meta:editing-cycles>
    <meta:generator>LibreOffice/7.3.7.2$Linux_X86_64 LibreOffice_project/30$Build-2</meta:generator>
    <meta:document-statistic meta:table-count="1" meta:cell-count="640" meta:object-count="0"/>
  </office:meta>
</office:document-meta>
</file>